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5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0"/>
        <table:table-column table:style-name="co10" table:default-cell-style-name="ce50"/>
        <table:table-column table:style-name="co11" table:default-cell-style-name="ce50" table:number-columns-repeated="2"/>
        <table:table-column table:style-name="co5" table:default-cell-style-name="ce2" table:number-columns-repeated="217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GRONINGEN; <text:s/>DERDE GEDEELTE: INDEELING DER WERKELIJKE BEVOLKING NAAR DE GEBOORTEPLAATS EN DE NATIONALITEIT, OPPERVLAKTE IN HECTAREN EN AREN, DICHTHEID DER BEVOLKING</text:p>
          </table:table-cell>
          <table:table-cell table:style-name="TL Title" table:number-columns-repeated="31"/>
          <table:table-cell table:style-name="TL Title" table:number-columns-repeated="8"/>
          <table:table-cell table:style-name="ce5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CBS nummer</text:p>
          </table:table-cell>
          <table:table-cell ns41:value-type="string" table:number-rows-spanned="3" table:style-name="ce43" table:number-columns-spanned="1" office:value-type="string">
            <text:p>Amsterdamse code</text:p>
          </table:table-cell>
          <table:table-cell ns41:value-type="string" table:number-rows-spanned="3" table:style-name="ce37" table:number-columns-spanned="1" office:value-type="string">
            <text:p>Grootteklasse</text:p>
          </table:table-cell>
          <table:table-cell ns41:value-type="string" table:number-rows-spanned="3" table:style-name="ce37" table:number-columns-spanned="1" office:value-type="string">
            <text:p>Provincie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37" table:number-columns-spanned="1" office:value-type="string">
            <text:p>Tabel</text:p>
          </table:table-cell>
          <table:table-cell ns41:value-type="string" table:number-rows-spanned="3" table:style-name="ce37" table:number-columns-spanned="1" office:value-type="string">
            <text:p>Pagina links</text:p>
          </table:table-cell>
          <table:table-cell ns41:value-type="string" table:number-rows-spanned="3" table:style-name="ce37" table:number-columns-spanned="1" office:value-type="string">
            <text:p>Pagina rechts</text:p>
          </table:table-cell>
          <table:table-cell ns41:value-type="string" table:number-rows-spanned="3" table:style-name="ce59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5"/>
          <table:covered-table-cell table:style-name="ce38"/>
          <table:covered-table-cell table:style-name="ce44"/>
          <table:covered-table-cell table:style-name="ce38" table:number-columns-repeated="6"/>
          <table:covered-table-cell table:style-name="ce60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TL ColHeader"/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covered-table-cell table:style-name="ce39"/>
          <table:covered-table-cell table:style-name="ce45"/>
          <table:covered-table-cell table:style-name="ce39" table:number-columns-repeated="6"/>
          <table:covered-table-cell table:style-name="ce61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0"/>
          <table:table-cell table:style-name="ce40" table:number-columns-repeated="4"/>
          <table:table-cell table:style-name="ce51" table:number-columns-repeated="3"/>
          <table:table-cell table:style-name="ce56"/>
          <table:table-cell table:style-name="ce62"/>
          <table:table-cell table:style-name="ce6" table:number-columns-repeated="983"/>
        </table:table-row>
        <table:table-row table:style-name="ro5">
          <table:table-cell ns41:value-type="string" table:style-name="TL RowHeader" office:value-type="string">
            <text:p>Voornaamste gemeenten (van 20.000 inwoners en daarboven)</text:p>
          </table:table-cell>
          <table:table-cell table:style-name="ce13"/>
          <table:table-cell table:style-name="TL Data"/>
          <table:table-cell table:style-name="TL Data" table:number-columns-repeated="28"/>
          <table:table-cell table:style-name="TL Data"/>
          <table:table-cell table:style-name="ce41"/>
          <table:table-cell table:style-name="ce46" table:number-columns-repeated="3"/>
          <table:table-cell table:style-name="ce52"/>
          <table:table-cell table:style-name="ce54" table:number-columns-repeated="2"/>
          <table:table-cell table:style-name="ce57"/>
          <table:table-cell table:style-name="ce63"/>
          <table:table-cell table:style-name="ce50" table:number-columns-repeated="983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6032" office:value-type="float">
            <text:p>16032</text:p>
          </table:table-cell>
          <table:table-cell ns41:value-type="float" table:style-name="TL Data" office:value="17573" office:value-type="float">
            <text:p>1757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7551" office:value-type="float">
            <text:p>7551</text:p>
          </table:table-cell>
          <table:table-cell ns41:value-type="float" table:style-name="TL Data" office:value="4159" office:value-type="float">
            <text:p>4159</text:p>
          </table:table-cell>
          <table:table-cell ns41:value-type="float" table:style-name="TL Data" office:value="4266" office:value-type="float">
            <text:p>4266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76" office:value-type="float">
            <text:p>26176</text:p>
          </table:table-cell>
          <table:table-cell ns41:value-type="float" table:style-name="TL Data" office:value="29862" office:value-type="float">
            <text:p>29862</text:p>
          </table:table-cell>
          <table:table-cell ns41:value-type="float" table:style-name="TL Data" office:value="1784.05" office:value-type="float">
            <text:p>1784.05</text:p>
          </table:table-cell>
          <table:table-cell ns41:value-type="float" table:style-name="TL Data" office:value="31410.55" office:value-type="float">
            <text:p>31410.55</text:p>
          </table:table-cell>
          <table:table-cell ns41:value-type="float" table:style-name="ce42" office:value="14" office:value-type="float">
            <text:p>14</text:p>
          </table:table-cell>
          <table:table-cell ns41:value-type="float" table:style-name="ce47" office:value="10426" office:value-type="float">
            <text:p>10426</text:p>
          </table:table-cell>
          <table:table-cell ns41:value-type="float" table:style-name="ce47" office:value="2" office:value-type="float">
            <text:p>2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verige gemeenten</text:p>
          </table:table-cell>
          <table:table-cell table:style-name="ce13"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number-columns-repeated="3"/>
          <table:table-cell table:style-name="ce48"/>
          <table:table-cell table:style-name="ce42"/>
          <table:table-cell table:style-name="ce47" table:number-columns-repeated="3"/>
          <table:table-cell table:style-name="ce64"/>
          <table:table-cell table:style-name="ce50" table:number-columns-repeated="983"/>
        </table:table-row>
        <table:table-row table:style-name="ro6">
          <table:table-cell ns41:value-type="string" table:style-name="TL RowHeader" office:value-type="string">
            <text:p>Adorp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185.82" office:value-type="float">
            <text:p>2185.82</text:p>
          </table:table-cell>
          <table:table-cell ns41:value-type="float" table:style-name="TL Data" office:value="678.91" office:value-type="float">
            <text:p>678.91</text:p>
          </table:table-cell>
          <table:table-cell ns41:value-type="float" table:style-name="ce42" office:value="1" office:value-type="float">
            <text:p>1</text:p>
          </table:table-cell>
          <table:table-cell ns41:value-type="float" table:style-name="ce47" office:value="10996" office:value-type="float">
            <text:p>1099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duard</text:p>
          </table:table-cell>
          <table:table-cell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3025.33" office:value-type="float">
            <text:p>3025.33</text:p>
          </table:table-cell>
          <table:table-cell ns41:value-type="float" table:style-name="TL Data" office:value="691.16" office:value-type="float">
            <text:p>691.16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7" office:value="10999" office:value-type="float">
            <text:p>109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table:style-name="TL Data" table:number-columns-repeated="13"/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2445.83" office:value-type="float">
            <text:p>2445.83</text:p>
          </table:table-cell>
          <table:table-cell ns41:value-type="float" table:style-name="TL Data" office:value="1720.88" office:value-type="float">
            <text:p>1720.88</text:p>
          </table:table-cell>
          <table:table-cell ns41:value-type="float" table:style-name="ce42" office:value="3" office:value-type="float">
            <text:p>3</text:p>
          </table:table-cell>
          <table:table-cell ns41:value-type="float" table:style-name="ce47" office:value="10886" office:value-type="float">
            <text:p>1088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aflo</text:p>
          </table:table-cell>
          <table:table-cell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3218.78" office:value-type="float">
            <text:p>3218.78</text:p>
          </table:table-cell>
          <table:table-cell ns41:value-type="float" table:style-name="TL Data" office:value="757.11" office:value-type="float">
            <text:p>757.11</text:p>
          </table:table-cell>
          <table:table-cell ns41:value-type="float" table:style-name="ce42" office:value="4" office:value-type="float">
            <text:p>4</text:p>
          </table:table-cell>
          <table:table-cell ns41:value-type="float" table:style-name="ce47" office:value="10539" office:value-type="float">
            <text:p>1053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5022.8" office:value-type="float">
            <text:p>5022.8</text:p>
          </table:table-cell>
          <table:table-cell ns41:value-type="float" table:style-name="TL Data" office:value="1003.82" office:value-type="float">
            <text:p>1003.82</text:p>
          </table:table-cell>
          <table:table-cell ns41:value-type="float" table:style-name="ce42" office:value="5" office:value-type="float">
            <text:p>5</text:p>
          </table:table-cell>
          <table:table-cell ns41:value-type="float" table:style-name="ce47" office:value="10425" office:value-type="float">
            <text:p>10425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TL Data" office:value="1541" office:value-type="float">
            <text:p>1541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8194.87" office:value-type="float">
            <text:p>8194.87</text:p>
          </table:table-cell>
          <table:table-cell ns41:value-type="float" table:style-name="TL Data" office:value="506.29" office:value-type="float">
            <text:p>506.29</text:p>
          </table:table-cell>
          <table:table-cell ns41:value-type="float" table:style-name="ce42" office:value="6" office:value-type="float">
            <text:p>6</text:p>
          </table:table-cell>
          <table:table-cell ns41:value-type="float" table:style-name="ce47" office:value="11043" office:value-type="float">
            <text:p>1104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llingwolde</text:p>
          </table:table-cell>
          <table:table-cell/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TL Data" office:value="7851.68" office:value-type="float">
            <text:p>7851.68</text:p>
          </table:table-cell>
          <table:table-cell ns41:value-type="float" table:style-name="TL Data" office:value="568.03" office:value-type="float">
            <text:p>568.03</text:p>
          </table:table-cell>
          <table:table-cell ns41:value-type="float" table:style-name="ce42" office:value="1019" office:value-type="float">
            <text:p>1019</text:p>
          </table:table-cell>
          <table:table-cell ns41:value-type="float" table:style-name="ce47" office:value="10340" office:value-type="float">
            <text:p>1034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4720.63" office:value-type="float">
            <text:p>4720.63</text:p>
          </table:table-cell>
          <table:table-cell ns41:value-type="float" table:style-name="TL Data" office:value="778.07" office:value-type="float">
            <text:p>778.07</text:p>
          </table:table-cell>
          <table:table-cell ns41:value-type="float" table:style-name="ce42" office:value="8" office:value-type="float">
            <text:p>8</text:p>
          </table:table-cell>
          <table:table-cell ns41:value-type="float" table:style-name="ce47" office:value="11294" office:value-type="float">
            <text:p>1129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elfzijl</text:p>
          </table:table-cell>
          <table:table-cell/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2178" office:value-type="float">
            <text:p>21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42" office:value-type="float">
            <text:p>3242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4625.6" office:value-type="float">
            <text:p>4625.6</text:p>
          </table:table-cell>
          <table:table-cell ns41:value-type="float" table:style-name="TL Data" office:value="1422.95" office:value-type="float">
            <text:p>1422.95</text:p>
          </table:table-cell>
          <table:table-cell ns41:value-type="float" table:style-name="ce42" office:value="10" office:value-type="float">
            <text:p>10</text:p>
          </table:table-cell>
          <table:table-cell ns41:value-type="float" table:style-name="ce47" office:value="10976" office:value-type="float">
            <text:p>10976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2902.47" office:value-type="float">
            <text:p>2902.47</text:p>
          </table:table-cell>
          <table:table-cell ns41:value-type="float" table:style-name="TL Data" office:value="983.64" office:value-type="float">
            <text:p>983.64</text:p>
          </table:table-cell>
          <table:table-cell ns41:value-type="float" table:style-name="ce42" office:value="11" office:value-type="float">
            <text:p>11</text:p>
          </table:table-cell>
          <table:table-cell ns41:value-type="float" table:style-name="ce47" office:value="10904" office:value-type="float">
            <text:p>109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Ezinge</text:p>
          </table:table-cell>
          <table:table-cell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2302.56" office:value-type="float">
            <text:p>2302.56</text:p>
          </table:table-cell>
          <table:table-cell ns41:value-type="float" table:style-name="TL Data" office:value="879.45" office:value-type="float">
            <text:p>879.45</text:p>
          </table:table-cell>
          <table:table-cell ns41:value-type="float" table:style-name="ce42" office:value="12" office:value-type="float">
            <text:p>12</text:p>
          </table:table-cell>
          <table:table-cell ns41:value-type="float" table:style-name="ce47" office:value="10136" office:value-type="float">
            <text:p>1013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4596.96" office:value-type="float">
            <text:p>4,597</text:p>
          </table:table-cell>
          <table:table-cell ns41:value-type="float" table:style-name="TL Data" office:value="639.55" office:value-type="float">
            <text:p>639.55</text:p>
          </table:table-cell>
          <table:table-cell ns41:value-type="float" table:style-name="ce42" office:value="13" office:value-type="float">
            <text:p>13</text:p>
          </table:table-cell>
          <table:table-cell ns41:value-type="float" table:style-name="ce47" office:value="10212" office:value-type="float">
            <text:p>1021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3182.07" office:value-type="float">
            <text:p>3182.07</text:p>
          </table:table-cell>
          <table:table-cell ns41:value-type="float" table:style-name="TL Data" office:value="1005.63" office:value-type="float">
            <text:p>1005.63</text:p>
          </table:table-cell>
          <table:table-cell ns41:value-type="float" table:style-name="ce42" office:value="16" office:value-type="float">
            <text:p>16</text:p>
          </table:table-cell>
          <table:table-cell ns41:value-type="float" table:style-name="ce47" office:value="10244" office:value-type="float">
            <text:p>1024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rootegast</text:p>
          </table:table-cell>
          <table:table-cell/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6637.84" office:value-type="float">
            <text:p>6637.84</text:p>
          </table:table-cell>
          <table:table-cell ns41:value-type="float" table:style-name="TL Data" office:value="738.94" office:value-type="float">
            <text:p>738.94</text:p>
          </table:table-cell>
          <table:table-cell ns41:value-type="float" table:style-name="ce42" office:value="15" office:value-type="float">
            <text:p>15</text:p>
          </table:table-cell>
          <table:table-cell ns41:value-type="float" table:style-name="ce47" office:value="11080" office:value-type="float">
            <text:p>1108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6161.05" office:value-type="float">
            <text:p>6161.05</text:p>
          </table:table-cell>
          <table:table-cell ns41:value-type="float" table:style-name="TL Data" office:value="627.32" office:value-type="float">
            <text:p>627.32</text:p>
          </table:table-cell>
          <table:table-cell ns41:value-type="float" table:style-name="ce42" office:value="17" office:value-type="float">
            <text:p>17</text:p>
          </table:table-cell>
          <table:table-cell ns41:value-type="float" table:style-name="ce47" office:value="11058" office:value-type="float">
            <text:p>1105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TL Data" office:value="2727" office:value-type="float">
            <text:p>2727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4321" office:value-type="float">
            <text:p>4321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5769.88" office:value-type="float">
            <text:p>5769.88</text:p>
          </table:table-cell>
          <table:table-cell ns41:value-type="float" table:style-name="TL Data" office:value="1501.07" office:value-type="float">
            <text:p>1501.07</text:p>
          </table:table-cell>
          <table:table-cell ns41:value-type="float" table:style-name="ce42" office:value="1083" office:value-type="float">
            <text:p>1083</text:p>
          </table:table-cell>
          <table:table-cell ns41:value-type="float" table:style-name="ce47" office:value="10410" office:value-type="float">
            <text:p>1041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2051.56" office:value-type="float">
            <text:p>2051.56</text:p>
          </table:table-cell>
          <table:table-cell ns41:value-type="float" table:style-name="TL Data" office:value="747.72" office:value-type="float">
            <text:p>747.72</text:p>
          </table:table-cell>
          <table:table-cell ns41:value-type="float" table:style-name="ce42" office:value="1084" office:value-type="float">
            <text:p>1084</text:p>
          </table:table-cell>
          <table:table-cell ns41:value-type="float" table:style-name="ce47" office:value="10953" office:value-type="float">
            <text:p>1095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antens</text:p>
          </table:table-cell>
          <table:table-cell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13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3255.38" office:value-type="float">
            <text:p>3255.38</text:p>
          </table:table-cell>
          <table:table-cell ns41:value-type="float" table:style-name="TL Data" office:value="680.71" office:value-type="float">
            <text:p>680.71</text:p>
          </table:table-cell>
          <table:table-cell ns41:value-type="float" table:style-name="ce42" office:value="20" office:value-type="float">
            <text:p>20</text:p>
          </table:table-cell>
          <table:table-cell ns41:value-type="float" table:style-name="ce47" office:value="10372" office:value-type="float">
            <text:p>1037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2611.29" office:value-type="float">
            <text:p>2611.29</text:p>
          </table:table-cell>
          <table:table-cell ns41:value-type="float" table:style-name="TL Data" office:value="752.5" office:value-type="float">
            <text:p>752.5</text:p>
          </table:table-cell>
          <table:table-cell ns41:value-type="float" table:style-name="ce42" office:value="21" office:value-type="float">
            <text:p>21</text:p>
          </table:table-cell>
          <table:table-cell ns41:value-type="float" table:style-name="ce47" office:value="10628" office:value-type="float">
            <text:p>1062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eek</text:p>
          </table:table-cell>
          <table:table-cell/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53" office:value-type="float">
            <text:p>2553</text:p>
          </table:table-cell>
          <table:table-cell ns41:value-type="float" table:style-name="TL Data" office:value="2399" office:value-type="float">
            <text:p>2399</text:p>
          </table:table-cell>
          <table:table-cell ns41:value-type="float" table:style-name="TL Data" office:value="6677.03" office:value-type="float">
            <text:p>6677.03</text:p>
          </table:table-cell>
          <table:table-cell ns41:value-type="float" table:style-name="TL Data" office:value="741.64" office:value-type="float">
            <text:p>741.64</text:p>
          </table:table-cell>
          <table:table-cell ns41:value-type="float" table:style-name="ce42" office:value="22" office:value-type="float">
            <text:p>22</text:p>
          </table:table-cell>
          <table:table-cell ns41:value-type="float" table:style-name="ce47" office:value="10604" office:value-type="float">
            <text:p>106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3674.24" office:value-type="float">
            <text:p>3674.24</text:p>
          </table:table-cell>
          <table:table-cell ns41:value-type="float" table:style-name="TL Data" office:value="1074.78" office:value-type="float">
            <text:p>1074.78</text:p>
          </table:table-cell>
          <table:table-cell ns41:value-type="float" table:style-name="ce42" office:value="23" office:value-type="float">
            <text:p>23</text:p>
          </table:table-cell>
          <table:table-cell ns41:value-type="float" table:style-name="ce47" office:value="11050" office:value-type="float">
            <text:p>1105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2684.01" office:value-type="float">
            <text:p>2684.01</text:p>
          </table:table-cell>
          <table:table-cell ns41:value-type="float" table:style-name="TL Data" office:value="1037.25" office:value-type="float">
            <text:p>1037.25</text:p>
          </table:table-cell>
          <table:table-cell ns41:value-type="float" table:style-name="ce42" office:value="24" office:value-type="float">
            <text:p>24</text:p>
          </table:table-cell>
          <table:table-cell ns41:value-type="float" table:style-name="ce47" office:value="10934" office:value-type="float">
            <text:p>1093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6210.92" office:value-type="float">
            <text:p>6210.92</text:p>
          </table:table-cell>
          <table:table-cell ns41:value-type="float" table:style-name="TL Data" office:value="633.02" office:value-type="float">
            <text:p>633.02</text:p>
          </table:table-cell>
          <table:table-cell ns41:value-type="float" table:style-name="ce42" office:value="25" office:value-type="float">
            <text:p>25</text:p>
          </table:table-cell>
          <table:table-cell ns41:value-type="float" table:style-name="ce47" office:value="11431" office:value-type="float">
            <text:p>1143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eeden</text:p>
          </table:table-cell>
          <table:table-cell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678.17" office:value-type="float">
            <text:p>1678.17</text:p>
          </table:table-cell>
          <table:table-cell ns41:value-type="float" table:style-name="TL Data" office:value="977.25" office:value-type="float">
            <text:p>977.25</text:p>
          </table:table-cell>
          <table:table-cell ns41:value-type="float" table:style-name="ce42" office:value="26" office:value-type="float">
            <text:p>26</text:p>
          </table:table-cell>
          <table:table-cell ns41:value-type="float" table:style-name="ce47" office:value="10304" office:value-type="float">
            <text:p>103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iddelstum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2495.55" office:value-type="float">
            <text:p>2495.55</text:p>
          </table:table-cell>
          <table:table-cell ns41:value-type="float" table:style-name="TL Data" office:value="916.83" office:value-type="float">
            <text:p>916.83</text:p>
          </table:table-cell>
          <table:table-cell ns41:value-type="float" table:style-name="ce42" office:value="27" office:value-type="float">
            <text:p>27</text:p>
          </table:table-cell>
          <table:table-cell ns41:value-type="float" table:style-name="ce47" office:value="11199" office:value-type="float">
            <text:p>111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idwolda</text:p>
          </table:table-cell>
          <table:table-cell/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4083.75" office:value-type="float">
            <text:p>4083.75</text:p>
          </table:table-cell>
          <table:table-cell ns41:value-type="float" table:style-name="TL Data" office:value="1094.82" office:value-type="float">
            <text:p>1094.82</text:p>
          </table:table-cell>
          <table:table-cell ns41:value-type="float" table:style-name="ce42" office:value="28" office:value-type="float">
            <text:p>28</text:p>
          </table:table-cell>
          <table:table-cell ns41:value-type="float" table:style-name="ce47" office:value="10356" office:value-type="float">
            <text:p>1035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2096.9" office:value-type="float">
            <text:p>2096.9</text:p>
          </table:table-cell>
          <table:table-cell ns41:value-type="float" table:style-name="TL Data" office:value="1428.29" office:value-type="float">
            <text:p>1428.29</text:p>
          </table:table-cell>
          <table:table-cell ns41:value-type="float" table:style-name="ce42" office:value="29" office:value-type="float">
            <text:p>29</text:p>
          </table:table-cell>
          <table:table-cell ns41:value-type="float" table:style-name="ce47" office:value="10550" office:value-type="float">
            <text:p>1055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euwe-Pekela</text:p>
          </table:table-cell>
          <table:table-cell/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2521" office:value-type="float">
            <text:p>2521</text:p>
          </table:table-cell>
          <table:table-cell ns41:value-type="float" table:style-name="TL Data" office:value="3105.59" office:value-type="float">
            <text:p>3105.59</text:p>
          </table:table-cell>
          <table:table-cell ns41:value-type="float" table:style-name="TL Data" office:value="1587.78" office:value-type="float">
            <text:p>1587.78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7" office:value="10950" office:value-type="float">
            <text:p>1095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euwe-Schans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12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70.04" office:value-type="float">
            <text:p>770.04</text:p>
          </table:table-cell>
          <table:table-cell ns41:value-type="float" table:style-name="TL Data" office:value="1851.85" office:value-type="float">
            <text:p>1851.85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47" office:value="10008" office:value-type="float">
            <text:p>1000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16"/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3497.35" office:value-type="float">
            <text:p>3497.35</text:p>
          </table:table-cell>
          <table:table-cell ns41:value-type="float" table:style-name="TL Data" office:value="636.19" office:value-type="float">
            <text:p>636.19</text:p>
          </table:table-cell>
          <table:table-cell ns41:value-type="float" table:style-name="ce42" office:value="32" office:value-type="float">
            <text:p>32</text:p>
          </table:table-cell>
          <table:table-cell ns41:value-type="float" table:style-name="ce47" office:value="10126" office:value-type="float">
            <text:p>1012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2502.29" office:value-type="float">
            <text:p>2502.29</text:p>
          </table:table-cell>
          <table:table-cell ns41:value-type="float" table:style-name="TL Data" office:value="958.72" office:value-type="float">
            <text:p>958.72</text:p>
          </table:table-cell>
          <table:table-cell ns41:value-type="float" table:style-name="ce42" office:value="1126" office:value-type="float">
            <text:p>1126</text:p>
          </table:table-cell>
          <table:table-cell ns41:value-type="float" table:style-name="ce47" office:value="10814" office:value-type="float">
            <text:p>1081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oorddijk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2447.73" office:value-type="float">
            <text:p>2447.73</text:p>
          </table:table-cell>
          <table:table-cell ns41:value-type="float" table:style-name="TL Data" office:value="589.72" office:value-type="float">
            <text:p>589.72</text:p>
          </table:table-cell>
          <table:table-cell ns41:value-type="float" table:style-name="ce42" office:value="1127" office:value-type="float">
            <text:p>1127</text:p>
          </table:table-cell>
          <table:table-cell ns41:value-type="float" table:style-name="ce47" office:value="10979" office:value-type="float">
            <text:p>1097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ldehove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4064.25" office:value-type="float">
            <text:p>4064.25</text:p>
          </table:table-cell>
          <table:table-cell ns41:value-type="float" table:style-name="TL Data" office:value="639.72" office:value-type="float">
            <text:p>639.72</text:p>
          </table:table-cell>
          <table:table-cell ns41:value-type="float" table:style-name="ce42" office:value="35" office:value-type="float">
            <text:p>35</text:p>
          </table:table-cell>
          <table:table-cell ns41:value-type="float" table:style-name="ce47" office:value="10298" office:value-type="float">
            <text:p>1029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0"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148.42" office:value-type="float">
            <text:p>2148.42</text:p>
          </table:table-cell>
          <table:table-cell ns41:value-type="float" table:style-name="TL Data" office:value="596.25" office:value-type="float">
            <text:p>596.25</text:p>
          </table:table-cell>
          <table:table-cell ns41:value-type="float" table:style-name="ce42" office:value="36" office:value-type="float">
            <text:p>36</text:p>
          </table:table-cell>
          <table:table-cell ns41:value-type="float" table:style-name="ce47" office:value="11332" office:value-type="float">
            <text:p>1133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22" office:value-type="float">
            <text:p>4522</text:p>
          </table:table-cell>
          <table:table-cell ns41:value-type="float" table:style-name="TL Data" office:value="4423" office:value-type="float">
            <text:p>4423</text:p>
          </table:table-cell>
          <table:table-cell ns41:value-type="float" table:style-name="TL Data" office:value="10672.41" office:value-type="float">
            <text:p>10672.41</text:p>
          </table:table-cell>
          <table:table-cell ns41:value-type="float" table:style-name="TL Data" office:value="838.14" office:value-type="float">
            <text:p>838.14</text:p>
          </table:table-cell>
          <table:table-cell ns41:value-type="float" table:style-name="ce42" office:value="1250" office:value-type="float">
            <text:p>1250</text:p>
          </table:table-cell>
          <table:table-cell ns41:value-type="float" table:style-name="ce47" office:value="10610" office:value-type="float">
            <text:p>1061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ude-Pekela</text:p>
          </table:table-cell>
          <table:table-cell/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1901.37" office:value-type="float">
            <text:p>1901.37</text:p>
          </table:table-cell>
          <table:table-cell ns41:value-type="float" table:style-name="TL Data" office:value="2631.78" office:value-type="float">
            <text:p>2631.78</text:p>
          </table:table-cell>
          <table:table-cell ns41:value-type="float" table:style-name="ce42" office:value="38" office:value-type="float">
            <text:p>38</text:p>
          </table:table-cell>
          <table:table-cell ns41:value-type="float" table:style-name="ce47" office:value="10848" office:value-type="float">
            <text:p>10848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appemeer</text:p>
          </table:table-cell>
          <table:table-cell/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1329.59" office:value-type="float">
            <text:p>1329.59</text:p>
          </table:table-cell>
          <table:table-cell ns41:value-type="float" table:style-name="TL Data" office:value="3786.88" office:value-type="float">
            <text:p>3786.88</text:p>
          </table:table-cell>
          <table:table-cell ns41:value-type="float" table:style-name="ce42" office:value="1168" office:value-type="float">
            <text:p>1168</text:p>
          </table:table-cell>
          <table:table-cell ns41:value-type="float" table:style-name="ce47" office:value="10080" office:value-type="float">
            <text:p>1008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office:value="51" table:style-name="TL Data" table:number-columns-repeated="2" office:value-type="float">
            <text:p>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2624" office:value-type="float">
            <text:p>2624</text:p>
          </table:table-cell>
          <table:table-cell ns41:value-type="float" table:style-name="TL Data" office:value="4583.41" office:value-type="float">
            <text:p>4583.41</text:p>
          </table:table-cell>
          <table:table-cell ns41:value-type="float" table:style-name="TL Data" office:value="1148.05" office:value-type="float">
            <text:p>1148.05</text:p>
          </table:table-cell>
          <table:table-cell ns41:value-type="float" table:style-name="ce42" office:value="39" office:value-type="float">
            <text:p>39</text:p>
          </table:table-cell>
          <table:table-cell ns41:value-type="float" table:style-name="ce47" office:value="10711" office:value-type="float">
            <text:p>10711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TL Data" office:value="3750" office:value-type="float">
            <text:p>3750</text:p>
          </table:table-cell>
          <table:table-cell ns41:value-type="float" table:style-name="TL Data" office:value="3442" office:value-type="float">
            <text:p>3442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82" office:value-type="float">
            <text:p>5282</text:p>
          </table:table-cell>
          <table:table-cell ns41:value-type="float" table:style-name="TL Data" office:value="5057" office:value-type="float">
            <text:p>5057</text:p>
          </table:table-cell>
          <table:table-cell ns41:value-type="float" table:style-name="TL Data" office:value="14572.07" office:value-type="float">
            <text:p>14572.07</text:p>
          </table:table-cell>
          <table:table-cell ns41:value-type="float" table:style-name="TL Data" office:value="709.5" office:value-type="float">
            <text:p>709.50</text:p>
          </table:table-cell>
          <table:table-cell ns41:value-type="float" table:style-name="ce42" office:value="40" office:value-type="float">
            <text:p>40</text:p>
          </table:table-cell>
          <table:table-cell ns41:value-type="float" table:style-name="ce47" office:value="10747" office:value-type="float">
            <text:p>10747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tedum</text:p>
          </table:table-cell>
          <table:table-cell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2421.51" office:value-type="float">
            <text:p>2421.51</text:p>
          </table:table-cell>
          <table:table-cell ns41:value-type="float" table:style-name="TL Data" office:value="884.15" office:value-type="float">
            <text:p>884.15</text:p>
          </table:table-cell>
          <table:table-cell ns41:value-type="float" table:style-name="ce42" office:value="41" office:value-type="float">
            <text:p>41</text:p>
          </table:table-cell>
          <table:table-cell ns41:value-type="float" table:style-name="ce47" office:value="10771" office:value-type="float">
            <text:p>1077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en Boer</text:p>
          </table:table-cell>
          <table:table-cell/>
          <table:table-cell ns41:value-type="float" table:style-name="TL Data" office:value="1751" office:value-type="float">
            <text:p>1751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17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5629.59" office:value-type="float">
            <text:p>5629.59</text:p>
          </table:table-cell>
          <table:table-cell ns41:value-type="float" table:style-name="TL Data" office:value="920.84" office:value-type="float">
            <text:p>920.84</text:p>
          </table:table-cell>
          <table:table-cell ns41:value-type="float" table:style-name="ce42" office:value="9" office:value-type="float">
            <text:p>9</text:p>
          </table:table-cell>
          <table:table-cell ns41:value-type="float" table:style-name="ce47" office:value="10891" office:value-type="float">
            <text:p>10891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ermunten</text:p>
          </table:table-cell>
          <table:table-cell/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5498.18" office:value-type="float">
            <text:p>5498.18</text:p>
          </table:table-cell>
          <table:table-cell ns41:value-type="float" table:style-name="TL Data" office:value="583.64" office:value-type="float">
            <text:p>583.64</text:p>
          </table:table-cell>
          <table:table-cell ns41:value-type="float" table:style-name="ce42" office:value="42" office:value-type="float">
            <text:p>42</text:p>
          </table:table-cell>
          <table:table-cell ns41:value-type="float" table:style-name="ce47" office:value="11023" office:value-type="float">
            <text:p>1102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ithuizen</text:p>
          </table:table-cell>
          <table:table-cell/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2835.54" office:value-type="float">
            <text:p>2835.54</text:p>
          </table:table-cell>
          <table:table-cell ns41:value-type="float" table:style-name="TL Data" office:value="1140.52" office:value-type="float">
            <text:p>1140.52</text:p>
          </table:table-cell>
          <table:table-cell ns41:value-type="float" table:style-name="ce42" office:value="43" office:value-type="float">
            <text:p>43</text:p>
          </table:table-cell>
          <table:table-cell ns41:value-type="float" table:style-name="ce47" office:value="11137" office:value-type="float">
            <text:p>11137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ithuizermeeden</text:p>
          </table:table-cell>
          <table:table-cell/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4654" office:value-type="float">
            <text:p>4654</text:p>
          </table:table-cell>
          <table:table-cell ns41:value-type="float" table:style-name="TL Data" office:value="801.46" office:value-type="float">
            <text:p>801.46</text:p>
          </table:table-cell>
          <table:table-cell ns41:value-type="float" table:style-name="ce42" office:value="44" office:value-type="float">
            <text:p>44</text:p>
          </table:table-cell>
          <table:table-cell ns41:value-type="float" table:style-name="ce47" office:value="10246" office:value-type="float">
            <text:p>1024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3050.2" office:value-type="float">
            <text:p>3050.2</text:p>
          </table:table-cell>
          <table:table-cell ns41:value-type="float" table:style-name="TL Data" office:value="1140.76" office:value-type="float">
            <text:p>1140.76</text:p>
          </table:table-cell>
          <table:table-cell ns41:value-type="float" table:style-name="ce42" office:value="45" office:value-type="float">
            <text:p>45</text:p>
          </table:table-cell>
          <table:table-cell ns41:value-type="float" table:style-name="ce47" office:value="10180" office:value-type="float">
            <text:p>1018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2678.2" office:value-type="float">
            <text:p>2678.2</text:p>
          </table:table-cell>
          <table:table-cell ns41:value-type="float" table:style-name="TL Data" office:value="622.43" office:value-type="float">
            <text:p>622.4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7" office:value="11035" office:value-type="float">
            <text:p>11035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3328" office:value-type="float">
            <text:p>3328</text:p>
          </table:table-cell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92" office:value-type="float">
            <text:p>4992</text:p>
          </table:table-cell>
          <table:table-cell ns41:value-type="float" table:style-name="TL Data" office:value="5277" office:value-type="float">
            <text:p>5277</text:p>
          </table:table-cell>
          <table:table-cell ns41:value-type="float" table:style-name="TL Data" office:value="4830.3" office:value-type="float">
            <text:p>4830.3</text:p>
          </table:table-cell>
          <table:table-cell ns41:value-type="float" table:style-name="TL Data" office:value="2125.95" office:value-type="float">
            <text:p>2125.95</text:p>
          </table:table-cell>
          <table:table-cell ns41:value-type="float" table:style-name="ce42" office:value="47" office:value-type="float">
            <text:p>47</text:p>
          </table:table-cell>
          <table:table-cell ns41:value-type="float" table:style-name="ce47" office:value="11292" office:value-type="float">
            <text:p>11292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12"/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15456.45" office:value-type="float">
            <text:p>15456.45</text:p>
          </table:table-cell>
          <table:table-cell ns41:value-type="float" table:style-name="TL Data" office:value="339.46" office:value-type="float">
            <text:p>339.46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7" office:value="11249" office:value-type="float">
            <text:p>11249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2409.29" office:value-type="float">
            <text:p>2409.29</text:p>
          </table:table-cell>
          <table:table-cell ns41:value-type="float" table:style-name="TL Data" office:value="921.01" office:value-type="float">
            <text:p>921.01</text:p>
          </table:table-cell>
          <table:table-cell ns41:value-type="float" table:style-name="ce42" office:value="49" office:value-type="float">
            <text:p>49</text:p>
          </table:table-cell>
          <table:table-cell ns41:value-type="float" table:style-name="ce47" office:value="10498" office:value-type="float">
            <text:p>1049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4100.11" office:value-type="float">
            <text:p>4100.11</text:p>
          </table:table-cell>
          <table:table-cell ns41:value-type="float" table:style-name="TL Data" office:value="641.44" office:value-type="float">
            <text:p>641.44</text:p>
          </table:table-cell>
          <table:table-cell ns41:value-type="float" table:style-name="ce42" office:value="1220" office:value-type="float">
            <text:p>1220</text:p>
          </table:table-cell>
          <table:table-cell ns41:value-type="float" table:style-name="ce47" office:value="10247" office:value-type="float">
            <text:p>10247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ldervank</text:p>
          </table:table-cell>
          <table:table-cell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2497" office:value-type="float">
            <text:p>2497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28" office:value-type="float">
            <text:p>528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4358" office:value-type="float">
            <text:p>4358</text:p>
          </table:table-cell>
          <table:table-cell ns41:value-type="float" table:style-name="TL Data" office:value="4527" office:value-type="float">
            <text:p>4527</text:p>
          </table:table-cell>
          <table:table-cell ns41:value-type="float" table:style-name="TL Data" office:value="4164.44" office:value-type="float">
            <text:p>4164.44</text:p>
          </table:table-cell>
          <table:table-cell ns41:value-type="float" table:style-name="TL Data" office:value="2133.54" office:value-type="float">
            <text:p>2133.54</text:p>
          </table:table-cell>
          <table:table-cell ns41:value-type="float" table:style-name="ce42" office:value="1225" office:value-type="float">
            <text:p>1225</text:p>
          </table:table-cell>
          <table:table-cell ns41:value-type="float" table:style-name="ce47" office:value="10825" office:value-type="float">
            <text:p>10825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2"/>
          <table:table-cell ns41:value-type="float" table:style-name="TL Data" office:value="3794" office:value-type="float">
            <text:p>3794</text:p>
          </table:table-cell>
          <table:table-cell ns41:value-type="float" table:style-name="TL Data" office:value="4021" office:value-type="float">
            <text:p>4021</text:p>
          </table:table-cell>
          <table:table-cell ns41:value-type="float" table:style-name="TL Data" office:value="2198.94" office:value-type="float">
            <text:p>2198.94</text:p>
          </table:table-cell>
          <table:table-cell ns41:value-type="float" table:style-name="TL Data" office:value="3553.98" office:value-type="float">
            <text:p>3553.98</text:p>
          </table:table-cell>
          <table:table-cell ns41:value-type="float" table:style-name="ce42" office:value="52" office:value-type="float">
            <text:p>52</text:p>
          </table:table-cell>
          <table:table-cell ns41:value-type="float" table:style-name="ce47" office:value="10453" office:value-type="float">
            <text:p>10453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739.81" office:value-type="float">
            <text:p>2739.81</text:p>
          </table:table-cell>
          <table:table-cell ns41:value-type="float" table:style-name="TL Data" office:value="786.91" office:value-type="float">
            <text:p>786.91</text:p>
          </table:table-cell>
          <table:table-cell ns41:value-type="float" table:style-name="ce42" office:value="53" office:value-type="float">
            <text:p>53</text:p>
          </table:table-cell>
          <table:table-cell ns41:value-type="float" table:style-name="ce47" office:value="11135" office:value-type="float">
            <text:p>11135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 Zandt</text:p>
          </table:table-cell>
          <table:table-cell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3816.7" office:value-type="float">
            <text:p>3816.7</text:p>
          </table:table-cell>
          <table:table-cell ns41:value-type="float" table:style-name="TL Data" office:value="798.33" office:value-type="float">
            <text:p>798.33</text:p>
          </table:table-cell>
          <table:table-cell ns41:value-type="float" table:style-name="ce42" office:value="54" office:value-type="float">
            <text:p>54</text:p>
          </table:table-cell>
          <table:table-cell ns41:value-type="float" table:style-name="ce47" office:value="10956" office:value-type="float">
            <text:p>1095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842.69" office:value-type="float">
            <text:p>1842.69</text:p>
          </table:table-cell>
          <table:table-cell ns41:value-type="float" table:style-name="TL Data" office:value="1425.09" office:value-type="float">
            <text:p>1425.09</text:p>
          </table:table-cell>
          <table:table-cell ns41:value-type="float" table:style-name="ce42" office:value="1240" office:value-type="float">
            <text:p>1240</text:p>
          </table:table-cell>
          <table:table-cell ns41:value-type="float" table:style-name="ce47" office:value="11282" office:value-type="float">
            <text:p>1128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2316.21" office:value-type="float">
            <text:p>2316.21</text:p>
          </table:table-cell>
          <table:table-cell ns41:value-type="float" table:style-name="TL Data" office:value="1209.3" office:value-type="float">
            <text:p>1209.30</text:p>
          </table:table-cell>
          <table:table-cell ns41:value-type="float" table:style-name="ce42" office:value="56" office:value-type="float">
            <text:p>56</text:p>
          </table:table-cell>
          <table:table-cell ns41:value-type="float" table:style-name="ce47" office:value="10021" office:value-type="float">
            <text:p>1002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/>
          <table:table-cell ns41:value-type="float" table:style-name="ce18" office:value="68445" office:value-type="float">
            <text:p>68445</text:p>
          </table:table-cell>
          <table:table-cell ns41:value-type="float" office:value="66030" office:value-type="float">
            <text:p>66030</text:p>
          </table:table-cell>
          <table:table-cell ns41:value-type="float" office:value="31608" office:value-type="float">
            <text:p>31608</text:p>
          </table:table-cell>
          <table:table-cell ns41:value-type="float" office:value="35314" office:value-type="float">
            <text:p>35314</text:p>
          </table:table-cell>
          <table:table-cell ns41:value-type="float" office:value="6740" office:value-type="float">
            <text:p>6740</text:p>
          </table:table-cell>
          <table:table-cell ns41:value-type="float" office:value="6333" office:value-type="float">
            <text:p>6333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412" office:value-type="float">
            <text:p>412</text:p>
          </table:table-cell>
          <table:table-cell ns41:value-type="float" office:value="387" office:value-type="float">
            <text:p>387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747" office:value-type="float">
            <text:p>747</text:p>
          </table:table-cell>
          <table:table-cell ns41:value-type="float" office:value="577" office:value-type="float">
            <text:p>577</text:p>
          </table:table-cell>
          <table:table-cell ns41:value-type="float" office:value="5" office:value-type="float">
            <text:p>5</text:p>
          </table:table-cell>
          <table:table-cell>
            <office:annotation draw:style-name="gr1" svg:height="1.932cm" draw:caption-point-y="0.962cm" svg:width="3.582cm" svg:x="30.291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svg:height="1.932cm" draw:caption-point-y="0.962cm" svg:width="3.581cm" svg:x="31.662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svg:height="1.932cm" draw:caption-point-y="0.962cm" svg:width="3.582cm" svg:x="33.032cm" draw:caption-point-x="-0.149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svg:height="1.932cm" draw:caption-point-y="0.962cm" svg:width="3.581cm" svg:x="34.403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svg:height="1.932cm" draw:caption-point-y="0.962cm" svg:width="3.582cm" svg:x="35.773cm" draw:caption-point-x="-0.149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svg:height="1.932cm" draw:caption-point-y="0.962cm" svg:width="3.581cm" svg:x="37.144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>
            <office:annotation draw:style-name="gr1" svg:height="1.932cm" draw:caption-point-y="0.962cm" svg:width="3.582cm" svg:x="38.514cm" draw:caption-point-x="-0.149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65" office:value-type="float">
            <text:p>65</text:p>
          </table:table-cell>
          <table:table-cell ns41:value-type="float" office:value="51" office:value-type="float">
            <text:p>51</text:p>
          </table:table-cell>
          <table:table-cell ns41:value-type="float" office:value="108041" office:value-type="float">
            <text:p>108041</text:p>
          </table:table-cell>
          <table:table-cell ns41:value-type="float" office:value="108707" office:value-type="float">
            <text:p>108707</text:p>
          </table:table-cell>
          <table:table-cell ns41:value-type="float" office:value="232509.66" office:value-type="float">
            <text:p>232509.66</text:p>
          </table:table-cell>
          <table:table-cell ns41:value-type="float" table:style-name="ce34" office:value="931.85" office:value-type="float">
            <text:p>931.85</text:p>
          </table:table-cell>
          <table:table-cell table:number-columns-repeated="3"/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/>
          <table:table-cell ns41:value-type="float" table:style-name="ce20" office:value="84477" office:value-type="float">
            <text:p>84477</text:p>
          </table:table-cell>
          <table:table-cell ns41:value-type="float" table:style-name="ce26" office:value="83603" office:value-type="float">
            <text:p>83603</text:p>
          </table:table-cell>
          <table:table-cell ns41:value-type="float" table:style-name="ce26" office:value="37020" office:value-type="float">
            <text:p>37020</text:p>
          </table:table-cell>
          <table:table-cell ns41:value-type="float" table:style-name="ce26" office:value="42865" office:value-type="float">
            <text:p>42865</text:p>
          </table:table-cell>
          <table:table-cell ns41:value-type="float" table:style-name="ce26" office:value="10899" office:value-type="float">
            <text:p>10899</text:p>
          </table:table-cell>
          <table:table-cell ns41:value-type="float" table:style-name="ce26" office:value="10599" office:value-type="float">
            <text:p>10599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664" office:value-type="float">
            <text:p>664</text:p>
          </table:table-cell>
          <table:table-cell ns41:value-type="float" table:style-name="ce26" office:value="598" office:value-type="float">
            <text:p>598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2"/>
          <table:table-cell ns41:value-type="float" table:style-name="ce26" office:value="14" office:value-type="float">
            <text:p>1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134217" office:value-type="float">
            <text:p>134217</text:p>
          </table:table-cell>
          <table:table-cell ns41:value-type="float" table:style-name="ce26" office:value="138569" office:value-type="float">
            <text:p>138569</text:p>
          </table:table-cell>
          <table:table-cell ns41:value-type="float" table:style-name="ce26" office:value="234383.71" office:value-type="float">
            <text:p>234383.71</text:p>
          </table:table-cell>
          <table:table-cell ns41:value-type="float" table:style-name="ce35" office:value="1163.84" office:value-type="float">
            <office:annotation draw:style-name="gr1" svg:height="1.931cm" draw:caption-point-y="2.734cm" svg:width="2.966cm" svg:x="51.325cm" draw:caption-point-x="0.66cm" svg:y="30.05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3. </text:span></text:p>
            </office:annotation>
            <text:p>1163.84</text:p>
          </table:table-cell>
          <table:table-cell table:style-name="ce20"/>
          <table:table-cell table:style-name="ce26" table:number-columns-repeated="2"/>
          <table:table-cell ns41:value-type="string" table:style-name="ce49" office:value-type="string">
            <text:p>GR</text:p>
          </table:table-cell>
          <table:table-cell ns41:value-type="string" table:style-name="ce53" office:value-type="string">
            <text:p>VT_1889</text:p>
          </table:table-cell>
          <table:table-cell ns41:value-type="string" table:style-name="ce55" office:value-type="string">
            <text:p>03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49" office:value="250309" office:value-type="float">
            <text:p>250309</text:p>
          </table:table-cell>
          <table:table-cell table:number-columns-repeated="983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0:04</dc:date>
    <meta:document-statistic meta:object-count="0" meta:cell-count="1497" meta:table-count="1"/>
    <meta:generator>ODFPY/1.3.0dev</meta:generator>
  </office:meta>
</office:document-meta>
</file>